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46cm" fo:min-width="4.562cm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7.3cm" svg:height="6.8cm" svg:x="7cm" svg:y="1.1cm">
          <text:p text:style-name="P1"><text:span text:style-name="T1">op_const_data</text:span></text:p>
          <text:p text:style-name="P1"><text:span text:style-name="T1"/></text:p>
          <text:p text:style-name="P1"><text:span text:style-name="T1">=[ [x</text:span><text:span text:style-name="T2">1</text:span><text:span text:style-name="T1">,x</text:span><text:span text:style-name="T2">2</text:span><text:span text:style-name="T1">,…,x</text:span><text:span text:style-name="T2">N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3cm" svg:y1="4.4cm" svg:x2="16.8cm" svg:y2="4.4cm">
          <text:p/>
        </draw:line>
        <draw:line draw:style-name="gr2" draw:text-style-name="P3" draw:layer="layout" svg:x1="5.2cm" svg:y1="4.5cm" svg:x2="7cm" svg:y2="4.5cm">
          <text:p/>
        </draw:line>
        <draw:frame draw:style-name="gr3" draw:text-style-name="P4" draw:layer="layout" svg:width="5cm" svg:height="2.15cm" svg:x="0.5cm" svg:y="3.95cm">
          <draw:text-box>
            <text:p text:style-name="P1"><text:span text:style-name="T1">[ [x</text:span><text:span text:style-name="T2">1</text:span><text:span text:style-name="T1">,x</text:span><text:span text:style-name="T2">2</text:span><text:span text:style-name="T1">,…,x</text:span><text:span text:style-name="T2">N</text:span><text:span text:style-name="T1">] 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1:14:37.716611676</dc:date>
    <meta:editing-duration>PT6M27S</meta:editing-duration>
    <meta:editing-cycles>10</meta:editing-cycles>
    <meta:generator>LibreOffice/5.1.6.2$Linux_X86_64 LibreOffice_project/10m0$Build-2</meta:generator>
    <meta:document-statistic meta:object-count="4"/>
  </office:meta>
</office:document-meta>
</file>